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283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1.3783in" fo:break-before="auto" style:use-optimal-row-height="false"/>
    </style:style>
    <style:style style:name="ro8" style:family="table-row">
      <style:table-row-properties style:row-height="0.6217in" fo:break-before="auto" style:use-optimal-row-height="false"/>
    </style:style>
    <style:style style:name="ro9" style:family="table-row">
      <style:table-row-properties style:row-height="0.9839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Times New Roman" fo:font-size="11pt" style:font-size-asian="11pt" style:font-name-complex="Times New Roman" style:font-size-complex="11pt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Wingdings"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08in solid #000000" fo:border-left="none" fo:border-right="none" fo:border-top="none" style:vertical-align="top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 fo:margin-left="0in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wrap-option="wrap" fo:border="0.0008in solid #000000" style:vertical-align="top"/>
      <style:text-properties fo:font-size="11pt" style:font-size-asian="11pt" style:font-name-complex="Arial" style:font-size-complex="11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name-complex="Arial" style:font-size-complex="11pt" style:font-weight-complex="bold"/>
    </style:style>
    <style:style style:name="ce19" style:family="table-cell" style:parent-style-name="Default" style:data-style-name="N5128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5128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-complex="Ari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Introduction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<text:span text:style-name="T1">Course name</text:span><text:span text:style-name="T2">: Software Development in Practice</text:span></text:p>
          </table:table-cell>
          <table:table-cell table:number-columns-repeated="2"/>
          <table:table-cell table:style-name="ce17"/>
          <table:table-cell table:style-name="ce17" office:value-type="string" table:number-columns-spanned="2" table:number-rows-spanned="1">
            <text:p><text:span text:style-name="T5">Code</text:span>: SDP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<text:span text:style-name="T1">Course outlines</text:span><text:span text:style-name="T2">:</text:span>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Software development Life-cycle (SDLC), CMMI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Create requirement, solution, detailed design for software produc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ode review, create unit test case, write unit test code, perform unit tes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ause analysis for improvemen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table:style-name="ce6" office:value-type="string">
            <text:p>Training Outcomes:</text:p>
          </table:table-cell>
          <table:table-cell table:style-name="ce2" table:number-columns-repeated="5"/>
          <table:table-cell table:number-columns-repeated="1018"/>
        </table:table-row>
        <table:table-row table:style-name="ro5">
          <table:table-cell table:style-name="ce3"/>
          <table:table-cell table:style-name="ce13" office:value-type="string" table:number-columns-spanned="5" table:number-rows-spanned="1">
            <text:p>After finished this course, trainee will gain experiences of a professional programmer. The trainee is reminded and gained the experience of software processes such as Waterfall, Spiral Models; apply process improvement model such as CMMI.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 table:style-name="ce2" office:value-type="string">
            <text:p><text:span text:style-name="T1">Duration</text:span><text:span text:style-name="T2">:</text:span></text:p>
          </table:table-cell>
          <table:table-cell table:style-name="ce2"/>
          <table:table-cell table:style-name="ce2" office:value-type="string">
            <text:p>2 training days (4h/days) + 2 days for home work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style-name="ce7" office:value-type="string">
            <text:p>Topics: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8" office:value-type="string">
            <text:p>No.</text:p>
          </table:table-cell>
          <table:table-cell table:style-name="ce8" office:value-type="string">
            <text:p>Day</text:p>
          </table:table-cell>
          <table:table-cell table:style-name="ce8" office:value-type="string">
            <text:p>Topic</text:p>
          </table:table-cell>
          <table:table-cell table:style-name="ce18" office:value-type="string">
            <text:p>Topic objectives</text:p>
          </table:table-cell>
          <table:table-cell table:style-name="ce18" office:value-type="string">
            <text:p>Duration (h)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Software development Life-cycle</text:p>
          </table:table-cell>
          <table:table-cell table:style-name="ce15" office:value-type="string">
            <text:p><text:span text:style-name="T4">- Understand stages, output of each stage in SDLC</text:span></text:p>
            <text:p><text:span text:style-name="T4">- Comprehensive roles and responsibilities in software development</text:span></text:p>
          </table:table-cell>
          <table:table-cell table:style-name="ce19" office:value-type="time" office:time-value="PT01H00M00S">
            <text:p>1:00</text:p>
          </table:table-cell>
          <table:table-cell table:number-columns-repeated="1019"/>
        </table:table-row>
        <table:table-row table:style-name="ro7">
          <table:table-cell table:style-name="ce9" table:formula="of:=ROW() - ROW([.$A$12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Overview CMMI – How to apply into the software development</text:p>
          </table:table-cell>
          <table:table-cell table:style-name="ce15" office:value-type="string">
            <text:p><text:span text:style-name="T4">Can understand and apply some main Process Areas from CMMI:</text:span></text:p>
            <text:p><text:span text:style-name="T4">- PP – Project Planing</text:span></text:p>
            <text:p><text:span text:style-name="T4">- REQM - Requirements Management</text:span></text:p>
            <text:p><text:span text:style-name="T4">- CM - Configuration Management</text:span></text:p>
            <text:p><text:span text:style-name="T4">- VER – Verification </text:span></text:p>
            <text:p><text:span text:style-name="T4">- CAR - Causal Analysis and Resolution</text:span></text:p>
          </table:table-cell>
          <table:table-cell table:style-name="ce19" office:value-type="time" office:time-value="PT00H30M00S">
            <text:p>0:30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Software project introduction</text:p>
          </table:table-cell>
          <table:table-cell table:style-name="ce15" office:value-type="string">
            <text:p><text:span text:style-name="T4">- Can verify software documents by checklist</text:span></text:p>
            <text:p><text:span text:style-name="T4">- Understand coding standard and can apply tools to check code.</text:span></text:p>
            <text:p><text:span text:style-name="T4">- Can define project task list</text:span></text:p>
          </table:table-cell>
          <table:table-cell table:style-name="ce20" office:value-type="time" office:time-value="PT01H00M00S">
            <text:p>1:00</text:p>
          </table:table-cell>
          <table:table-cell table:number-columns-repeated="1019"/>
        </table:table-row>
        <table:table-row table:style-name="ro8">
          <table:table-cell table:style-name="ce9" table:formula="of:=ROW() - ROW([.$A$12])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Plan for home work</text:p>
          </table:table-cell>
          <table:table-cell table:style-name="ce15" office:value-type="string">
            <text:p><text:span text:style-name="T4">- Understand what will be done in homework</text:span></text:p>
            <text:p><text:span text:style-name="T4">- Join the team in googlecode.</text:span></text:p>
            <text:p><text:span text:style-name="T4">- Using Eclipse and TortoiseSVN</text:span></text:p>
          </table:table-cell>
          <table:table-cell table:style-name="ce20" office:value-type="time" office:time-value="PT00H15M00S">
            <text:p>0:15</text:p>
          </table:table-cell>
          <table:table-cell table:number-columns-repeated="1019"/>
        </table:table-row>
        <table:table-row table:style-name="ro9">
          <table:table-cell table:style-name="ce9" table:formula="of:=ROW() - ROW([.$A$12])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15" office:value-type="string">
            <text:p>Workshop – review</text:p>
            <text:p>Home work</text:p>
          </table:table-cell>
          <table:table-cell table:style-name="ce15" office:value-type="string">
            <text:p><text:span text:style-name="T4">- Comprehensive applying coding standard in software development</text:span></text:p>
            <text:p><text:span text:style-name="T4">- Can practice the method of cross-check/peer review source code</text:span></text:p>
            <text:p><text:span text:style-name="T4">- Perform Unit Test</text:span></text:p>
          </table:table-cell>
          <table:table-cell table:style-name="ce20" office:value-type="time" office:time-value="PT01H30M00S">
            <text:p>1:30</text:p>
          </table:table-cell>
          <table:table-cell table:number-columns-repeated="1019"/>
        </table:table-row>
        <table:table-row table:style-name="ro5">
          <table:table-cell table:style-name="ce9" table:formula="of:=ROW() - ROW([.$A$12])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Workshop – CMMI applying</text:p>
          </table:table-cell>
          <table:table-cell table:style-name="ce15" office:value-type="string">
            <text:p><text:span text:style-name="T4">- To identify causes of selected outcomes and take action to improve</text:span></text:p>
            <text:p><text:span text:style-name="T4">- Review the software project by CMMI's PA</text:span></text:p>
          </table:table-cell>
          <table:table-cell table:style-name="ce20" office:value-type="time" office:time-value="PT01H30M00S">
            <text:p>1:3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Prerequisites</text:p>
          </table:table-cell>
          <table:table-cell table:style-name="ce10"/>
          <table:table-cell table:style-name="ce11"/>
          <table:table-cell table:number-columns-repeated="1021"/>
        </table:table-row>
        <table:table-row table:style-name="ro3">
          <table:table-cell table:style-name="ce10"/>
          <table:table-cell table:style-name="ce11" office:value-type="string">
            <text:p>- Have background about OOP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- Have knowledge about Java Web Application Programming: JSP, Servlet</text:p>
          </table:table-cell>
          <table:table-cell table:style-name="ce11"/>
          <table:table-cell table:number-columns-repeated="1021"/>
        </table:table-row>
        <table:table-row table:style-name="ro10">
          <table:table-cell table:style-name="ce11"/>
          <table:table-cell table:style-name="ce11" office:value-type="string">
            <text:p>- Should have skills to develop a small project by Java with following <text:span text:style-name="T3">(</text:span>not mandatory<text:span text:style-name="T3">)</text:span>: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2" table:number-columns-repeated="2"/>
          <table:table-cell table:style-name="ce16" office:value-type="string">
            <text:p>+ Java Script, CSS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JSP, Taglib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Servlet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Hibernate</text:p>
          </table:table-cell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2in" fo:margin-left="0.3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Arial1" fo:font-size="10pt" style:font-name-complex="Arial1" style:font-size-complex="10pt"/>
    </style:style>
    <style:style style:name="MT2" style:family="text">
      <style:text-properties style:font-name="Arial" fo:font-size="10pt" style:font-name-complex="Arial" style:font-size-complex="10pt"/>
    </style:style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sheet-name>???</text:sheet-name></text:p>
        </style:region-right>
      </style:header>
      <style:header-left style:display="false"/>
      <style:footer>
        <style:region-left>
          <text:p><text:span text:style-name="MT1">©</text:span><text:span text:style-name="MT2"> 2011, Open-Ones Group</text:span>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12:49:4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24T01:46:18.46</meta:creation-date>
    <dc:date>2011-06-01T12:49:40.63</dc:date>
    <dc:creator>Thach Le</dc:creator>
    <meta:editing-duration>PT1H43M19S</meta:editing-duration>
    <meta:editing-cycles>6</meta:editing-cycles>
    <meta:generator>OpenOffice.org/3.3$Win32 OpenOffice.org_project/330m20$Build-9567</meta:generator>
    <meta:document-statistic meta:table-count="1" meta:cell-count="59" meta:object-count="0"/>
  </office:meta>
</office:document-meta>
</file>